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Preformatted_20_Text">
      <style:text-properties style:font-name="Liberation Serif" fo:font-size="12pt" fo:language="ka" fo:country="GE" officeooo:rsid="00152d22" officeooo:paragraph-rsid="00152d22" style:font-size-asian="12pt" style:font-size-complex="12pt"/>
    </style:style>
    <style:style style:name="P2" style:family="paragraph" style:parent-style-name="Standard">
      <style:text-properties style:font-name="Liberation Serif" officeooo:rsid="00152d22" officeooo:paragraph-rsid="00152d22"/>
    </style:style>
    <style:style style:name="P3" style:family="paragraph" style:parent-style-name="Standard">
      <style:text-properties style:font-name="Liberation Serif" officeooo:paragraph-rsid="00152d22"/>
    </style:style>
    <style:style style:name="P4" style:family="paragraph" style:parent-style-name="Standard">
      <style:text-properties style:font-name="Liberation Serif" officeooo:rsid="001b63d1" officeooo:paragraph-rsid="001b63d1"/>
    </style:style>
    <style:style style:name="P5" style:family="paragraph" style:parent-style-name="Standard">
      <style:text-properties officeooo:rsid="00152d22" officeooo:paragraph-rsid="00152d22"/>
    </style:style>
    <style:style style:name="P6" style:family="paragraph" style:parent-style-name="Standard">
      <style:text-properties style:font-name="arial" officeooo:rsid="00152d22" officeooo:paragraph-rsid="00152d22"/>
    </style:style>
    <style:style style:name="P7" style:family="paragraph" style:parent-style-name="Standard">
      <style:text-properties officeooo:paragraph-rsid="001b63d1"/>
    </style:style>
    <style:style style:name="P8" style:family="paragraph" style:parent-style-name="Standard">
      <style:text-properties style:font-name="Liberation Serif" fo:language="ka" fo:country="GE" officeooo:rsid="00152d22" officeooo:paragraph-rsid="00152d22"/>
    </style:style>
    <style:style style:name="P9" style:family="paragraph" style:parent-style-name="Standard">
      <style:text-properties officeooo:rsid="00152d22" officeooo:paragraph-rsid="00152d22"/>
    </style:style>
    <style:style style:name="P10" style:family="paragraph" style:parent-style-name="Standard">
      <style:text-properties officeooo:rsid="00152d22" officeooo:paragraph-rsid="001ccd0c"/>
    </style:style>
    <style:style style:name="P11" style:family="paragraph" style:parent-style-name="Standard">
      <style:paragraph-properties fo:text-align="center" style:justify-single-word="false"/>
      <style:text-properties officeooo:rsid="00152d22" officeooo:paragraph-rsid="001ccd0c"/>
    </style:style>
    <style:style style:name="T1" style:family="text">
      <style:text-properties officeooo:rsid="00152d22"/>
    </style:style>
    <style:style style:name="T2" style:family="text">
      <style:text-properties fo:language="ka" fo:country="GE"/>
    </style:style>
    <style:style style:name="T3" style:family="text">
      <style:text-properties fo:language="ka" fo:country="GE" officeooo:rsid="00152d22"/>
    </style:style>
    <style:style style:name="T4" style:family="text">
      <style:text-properties fo:language="ka" fo:country="GE" officeooo:rsid="001b63d1"/>
    </style:style>
    <style:style style:name="T5" style:family="text">
      <style:text-properties style:font-name="Liberation Serif" officeooo:rsid="00152d22"/>
    </style:style>
    <style:style style:name="T6" style:family="text">
      <style:text-properties style:font-name="Liberation Serif" fo:language="ka" fo:country="GE" officeooo:rsid="00152d22"/>
    </style:style>
    <style:style style:name="T7" style:family="text">
      <style:text-properties style:font-name="Liberation Serif" officeooo:rsid="001b63d1"/>
    </style:style>
    <style:style style:name="T8" style:family="text">
      <style:text-properties officeooo:rsid="001ccd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">Les variables</text:span></text:p>
      <text:p text:style-name="P10"/>
      <text:p text:style-name="P10">Exercice 1.1:</text:p>
      <text:p text:style-name="P5">B=4;</text:p>
      <text:p text:style-name="P5">A=3;</text:p>
      <text:p text:style-name="P5"/>
      <text:p text:style-name="P5">Exercice 1.2:</text:p>
      <text:p text:style-name="P5">B=3;</text:p>
      <text:p text:style-name="P5">C=1;</text:p>
      <text:p text:style-name="P5">A=2;</text:p>
      <text:p text:style-name="P5"/>
      <text:p text:style-name="P5">Exercice 1.3:</text:p>
      <text:p text:style-name="P5">A=6;</text:p>
      <text:p text:style-name="P5">B=2;</text:p>
      <text:p text:style-name="P5"/>
      <text:p text:style-name="P5">Exercice 1.4:</text:p>
      <text:p text:style-name="P5">A=13;</text:p>
      <text:p text:style-name="P5">B=13;</text:p>
      <text:p text:style-name="P5">C=13;</text:p>
      <text:p text:style-name="P5"/>
      <text:p text:style-name="P5">Exercice 1.5:</text:p>
      <text:p text:style-name="P5">A=2;</text:p>
      <text:p text:style-name="P5">B=2;</text:p>
      <text:p text:style-name="P5"/>
      <text:p text:style-name="P5">Exercice 1.6:</text:p>
      <text:p text:style-name="P5"/>
      <text:p text:style-name="P5">Variables A, B en Caractères</text:p>
      <text:p text:style-name="P5"/>
      <text:p text:style-name="P5">Début</text:p>
      <text:p text:style-name="P5">C ← A</text:p>
      <text:p text:style-name="P5">A ← B</text:p>
      <text:p text:style-name="P5">B ← C</text:p>
      <text:p text:style-name="P5">Fin</text:p>
      <text:p text:style-name="P5"/>
      <text:p text:style-name="P5">Exercice 1.7</text:p>
      <text:p text:style-name="P5"/>
      <text:p text:style-name="P5">Variables A, B, C en Caractères</text:p>
      <text:p text:style-name="P5">Début</text:p>
      <text:p text:style-name="P5">D ← C</text:p>
      <text:p text:style-name="P5">C ← B</text:p>
      <text:p text:style-name="P5">B ← A</text:p>
      <text:p text:style-name="P5">A ← D</text:p>
      <text:p text:style-name="P5">Fin</text:p>
      <text:p text:style-name="P5"/>
      <text:p text:style-name="P5">Exercice 1.8:</text:p>
      <text:p text:style-name="P5"/>
      <text:p text:style-name="P5">En javascript:</text:p>
      <text:p text:style-name="P5">ça affiche 42312 Selon le javascript.</text:p>
      <text:p text:style-name="P5">En pseudo-code l'opérateur pour concaténer des chaînes de caractères est le &amp;.</text:p>
      <text:p text:style-name="P5">Théoriquement ça ne devrait pas marcher si l'on parle en pseudo-code.</text:p>
      <text:p text:style-name="P5">Car il va produire une erreur d'exe<text:span text:style-name="T8">cution.</text:span></text:p>
      <text:p text:style-name="P10"/>
      <text:p text:style-name="P10"><text:soft-page-break/>Exercice 1.9:</text:p>
      <text:p text:style-name="P10">En javascript:</text:p>
      <text:p text:style-name="P5">ça affiche "4". donc pas la totalité de la chaîne de caractères "42312"</text:p>
      <text:p text:style-name="P5">En pseudo-code le &amp; est l'opérateur de concaténation donc ça devrait afficher</text:p>
      <text:p text:style-name="P5">42312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10:21:05.493062637</meta:creation-date>
    <meta:editing-duration>PT3M3S</meta:editing-duration>
    <meta:editing-cycles>2</meta:editing-cycles>
    <meta:generator>LibreOffice/7.3.7.2$Linux_X86_64 LibreOffice_project/30$Build-2</meta:generator>
    <dc:date>2023-07-20T10:24:05.178744277</dc:date>
    <meta:document-statistic meta:table-count="0" meta:image-count="0" meta:object-count="0" meta:page-count="2" meta:paragraph-count="44" meta:word-count="134" meta:character-count="698" meta:non-whitespace-character-count="608"/>
  </office:meta>
</office:document-meta>
</file>